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050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onfig</text:p>
      <text:p text:style-name="P1">hadoop fs -mkdir /Nithila</text:p>
      <text:p text:style-name="P1">hadoop fs -copyFromLocal /home/edureka/Desktop/Facebook.txt /Nithila</text:p>
      <text:p text:style-name="P1">hadoop jar hadoop-mapreduce-examples-2.2.0.jar </text:p>
      <text:p text:style-name="P1">hadoop jar hadoop-mapreduce-examples-2.2.0.jar wordcount /Nithila/Facebook.txt /Nithila/Count</text:p>
      <text:p text:style-name="P1">hadoop jar hadoop-mapreduce-examples-2.2.0.jar wordmean /Nithila/Facebook.txt /Nithila/Meanhadoop jar hadoop-mapreduce-examples-2.2.0.jar wordmedian /Nithila/Facebook.txt /Nithila/Medianhadoop jar hadoop-mapreduce-examples-2.2.0.jar wordstandarddeviation /Nithila/Facebook.txt /Nithila/SD</text:p>
      <text:p text:style-name="P1"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10-07T17:25:04</meta:creation-date>
    <dc:date>2022-10-07T17:25:59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7" meta:word-count="38" meta:character-count="545" meta:non-whitespace-character-count="506"/>
    <meta:generator>LibreOffice/4.0.4.2$Linux_x86 LibreOffice_project/400m0$Build-2</meta:generator>
  </office:meta>
</office:document-meta>
</file>